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d5eb" officeooo:paragraph-rsid="000ed5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ime.usp.br/~macmulti/exercicios/inteiros/">https://www.ime.usp.br/~macmulti/exercicios/inteiros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01:00:10.833195280</meta:creation-date>
    <dc:date>2017-12-28T01:00:51.831869433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54" meta:non-whitespace-character-count="53"/>
    <meta:generator>LibreOffice/4.2.8.2$Linux_X86_64 LibreOffice_project/420m0$Build-2</meta:generator>
  </office:meta>
</office:document-meta>
</file>